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gt;1.1*[.D2]" style:apply-style-name="Bad" style:base-cell-address="Sheet1.B2"/>
    </style:style>
    <style:style style:name="ce9" style:family="table-cell" style:parent-style-name="Default" style:data-style-name="N142">
      <style:table-cell-properties fo:background-color="#0059ff" style:cell-protect="none" style:print-content="true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gt;1.1*[.E2]" style:apply-style-name="Bad" style:base-cell-address="Sheet1.C2"/>
    </style:style>
    <style:style style:name="ce12" style:family="table-cell" style:parent-style-name="Default" style:data-style-name="N142">
      <style:table-cell-properties fo:background-color="#ff8000" style:cell-protect="none" style:print-content="true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shapes>
          <draw:frame draw:z-index="0" draw:style-name="gr1" draw:text-style-name="P1" svg:width="5.0449in" svg:height="3.5429in" svg:x="1.8339in" svg:y="0in">
            <draw:object draw:notify-on-update-of-ranges="Sheet1.B1:Sheet1.B1 Sheet1.B2:Sheet1.B19 Sheet1.C1:Sheet1.C1 Sheet1.C2:Sheet1.C19 Sheet1.D1:Sheet1.D1 Sheet1.D2:Sheet1.D19 Sheet1.E1:Sheet1.E1 Sheet1.E2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8"/>
        <table:table-column table:style-name="co3" table:default-cell-style-name="ce11"/>
        <table:table-column table:style-name="co4" table:default-cell-style-name="ce13"/>
        <table:table-column table:style-name="co4" table:default-cell-style-name="ce7"/>
        <table:table-row table:style-name="ro1">
          <table:table-cell table:style-name="Default"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Avg 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70 + RAND()*20" office:value-type="float" office:value="81.7197494901582" calcext:value-type="float">
            <text:p>82</text:p>
          </table:table-cell>
          <table:table-cell table:formula="of:=115 + RAND()*30" office:value-type="float" office:value="115.48033360158" calcext:value-type="float">
            <text:p>115</text:p>
          </table:table-cell>
          <table:table-cell table:formula="of:=[.B20]" office:value-type="float" office:value="78.6315611883397" calcext:value-type="float" table:number-columns-spanned="1" table:number-rows-spanned="18">
            <text:p>78.6</text:p>
          </table:table-cell>
          <table:table-cell table:style-name="ce13" table:formula="of:=[.C20]" office:value-type="float" office:value="126.771501299858" calcext:value-type="float" table:number-columns-spanned="1" table:number-rows-spanned="18">
            <text:p>126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70 + RAND()*20" office:value-type="float" office:value="73.8679969058285" calcext:value-type="float">
            <text:p>74</text:p>
          </table:table-cell>
          <table:table-cell table:formula="of:=115 + RAND()*30" office:value-type="float" office:value="129.477482257838" calcext:value-type="float">
            <text:p>129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70 + RAND()*20" office:value-type="float" office:value="81.8786165172896" calcext:value-type="float">
            <text:p>82</text:p>
          </table:table-cell>
          <table:table-cell table:formula="of:=115 + RAND()*30" office:value-type="float" office:value="144.985347081295" calcext:value-type="float">
            <text:p>145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70 + RAND()*20" office:value-type="float" office:value="86.8009153158538" calcext:value-type="float">
            <text:p>87</text:p>
          </table:table-cell>
          <table:table-cell table:formula="of:=115 + RAND()*30" office:value-type="float" office:value="116.915429560208" calcext:value-type="float">
            <text:p>117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70 + RAND()*20" office:value-type="float" office:value="88.5001970405882" calcext:value-type="float">
            <text:p>89</text:p>
          </table:table-cell>
          <table:table-cell table:formula="of:=115 + RAND()*30" office:value-type="float" office:value="142.161244499903" calcext:value-type="float">
            <text:p>142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70 + RAND()*20" office:value-type="float" office:value="80.4033417978445" calcext:value-type="float">
            <text:p>80</text:p>
          </table:table-cell>
          <table:table-cell table:formula="of:=115 + RAND()*30" office:value-type="float" office:value="123.031451195923" calcext:value-type="float">
            <text:p>123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70 + RAND()*20" office:value-type="float" office:value="75.8648740336017" calcext:value-type="float">
            <text:p>76</text:p>
          </table:table-cell>
          <table:table-cell table:formula="of:=115 + RAND()*30" office:value-type="float" office:value="116.430650787859" calcext:value-type="float">
            <text:p>116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70 + RAND()*20" office:value-type="float" office:value="70.6976333149039" calcext:value-type="float">
            <text:p>71</text:p>
          </table:table-cell>
          <table:table-cell table:formula="of:=115 + RAND()*30" office:value-type="float" office:value="132.491465617499" calcext:value-type="float">
            <text:p>132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 70 + RAND()*20" office:value-type="float" office:value="75.1092608446727" calcext:value-type="float">
            <text:p>75</text:p>
          </table:table-cell>
          <table:table-cell table:formula="of:=115 + RAND()*30" office:value-type="float" office:value="126.418310475299" calcext:value-type="float">
            <text:p>126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70 + RAND()*20" office:value-type="float" office:value="80.7853306091135" calcext:value-type="float">
            <text:p>81</text:p>
          </table:table-cell>
          <table:table-cell table:formula="of:=115 + RAND()*30" office:value-type="float" office:value="123.625402107939" calcext:value-type="float">
            <text:p>124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 70 + RAND()*20" office:value-type="float" office:value="88.3304418004989" calcext:value-type="float">
            <text:p>88</text:p>
          </table:table-cell>
          <table:table-cell table:formula="of:=115 + RAND()*30" office:value-type="float" office:value="132.152870212607" calcext:value-type="float">
            <text:p>132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70 + RAND()*20" office:value-type="float" office:value="79.4774511588841" calcext:value-type="float">
            <text:p>79</text:p>
          </table:table-cell>
          <table:table-cell table:formula="of:=115 + RAND()*30" office:value-type="float" office:value="117.659205751714" calcext:value-type="float">
            <text:p>118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 70 + RAND()*20" office:value-type="float" office:value="70.2560463873797" calcext:value-type="float">
            <text:p>70</text:p>
          </table:table-cell>
          <table:table-cell table:formula="of:=115 + RAND()*30" office:value-type="float" office:value="121.424807352494" calcext:value-type="float">
            <text:p>121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 70 + RAND()*20" office:value-type="float" office:value="84.1768264918154" calcext:value-type="float">
            <text:p>84</text:p>
          </table:table-cell>
          <table:table-cell table:formula="of:=115 + RAND()*30" office:value-type="float" office:value="118.017638556109" calcext:value-type="float">
            <text:p>118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 70 + RAND()*20" office:value-type="float" office:value="71.7092574821853" calcext:value-type="float">
            <text:p>72</text:p>
          </table:table-cell>
          <table:table-cell table:formula="of:=115 + RAND()*30" office:value-type="float" office:value="124.126429296439" calcext:value-type="float">
            <text:p>124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 70 + RAND()*20" office:value-type="float" office:value="75.0230692138752" calcext:value-type="float">
            <text:p>75</text:p>
          </table:table-cell>
          <table:table-cell table:formula="of:=115 + RAND()*30" office:value-type="float" office:value="135.714113203326" calcext:value-type="float">
            <text:p>136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 70 + RAND()*20" office:value-type="float" office:value="72.9569933436184" calcext:value-type="float">
            <text:p>73</text:p>
          </table:table-cell>
          <table:table-cell office:value-type="float" office:value="120" calcext:value-type="float">
            <text:p>120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 70 + RAND()*20" office:value-type="float" office:value="77.8100996420032" calcext:value-type="float">
            <text:p>78</text:p>
          </table:table-cell>
          <table:table-cell table:formula="of:=115 + RAND()*30" office:value-type="float" office:value="141.77484183941" calcext:value-type="float">
            <text:p>142</text:p>
          </table:table-cell>
          <table:covered-table-cell table:formula="of:=[.B20]" office:value-type="float" office:value="78.6315611883397" calcext:value-type="float">
            <text:p>78.6</text:p>
          </table:covered-table-cell>
          <table:covered-table-cell table:formula="of:=[.C20]" office:value-type="float" office:value="126.771501299858" calcext:value-type="float">
            <text:p>126.8</text:p>
          </table:covered-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9" table:formula="of:=AVERAGE([.B2:.B19])" office:value-type="float" office:value="78.6315611883397" calcext:value-type="float">
            <text:p>78.6</text:p>
          </table:table-cell>
          <table:table-cell table:style-name="ce12" table:formula="of:=AVERAGE([.C2:.C19])" office:value-type="float" office:value="126.771501299858" calcext:value-type="float">
            <text:p>126.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10" table:formula="of:=SUM([.B2:.B19])" office:value-type="float" office:value="1415.36810139011" calcext:value-type="float">
            <text:p>1415</text:p>
          </table:table-cell>
          <table:table-cell table:style-name="ce10" table:formula="of:=SUM([.C2:.C19])" office:value-type="float" office:value="2281.88702339744" calcext:value-type="float">
            <text:p>2282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ce10" table:formula="of:=SUM([.B21];[.C21])" office:value-type="float" office:value="3697.25512478756" calcext:value-type="float" table:number-columns-spanned="2" table:number-rows-spanned="1">
            <text:p>3697</text:p>
          </table:table-cell>
          <table:covered-table-cell table:style-name="Default"/>
          <table:table-cell table:style-name="Default" table:number-columns-repeated="2"/>
        </table:table-row>
        <calcext:conditional-formats>
          <calcext:conditional-format calcext:target-range-address="Sheet1.B2:Sheet1.B19">
            <calcext:condition calcext:apply-style-name="Bad" calcext:value="&gt;1.1*[.D2]" calcext:base-cell-address="Sheet1.B2"/>
          </calcext:conditional-format>
          <calcext:conditional-format calcext:target-range-address="Sheet1.B2:Sheet1.B19">
            <calcext:condition calcext:apply-style-name="Neutral" calcext:value="&lt;0.9*[.D2]" calcext:base-cell-address="Sheet1.B2"/>
          </calcext:conditional-format>
          <calcext:conditional-format calcext:target-range-address="Sheet1.C2:Sheet1.C19">
            <calcext:condition calcext:apply-style-name="Bad" calcext:value="&gt;1.1*[.E2]" calcext:base-cell-address="Sheet1.C2"/>
          </calcext:conditional-format>
          <calcext:conditional-format calcext:target-range-address="Sheet1.C2:Sheet1.C19">
            <calcext:condition calcext:apply-style-name="Neutral" calcext:value="&lt;0.9*[.E2]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Lucida Sans Unicode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11:50:05.2353400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8T02:16:22.672124724</meta:creation-date>
    <meta:generator>LibreOffice/25.2.5.2$Linux_X86_64 LibreOffice_project/520$Build-2</meta:generator>
    <dc:date>2025-07-30T11:53:28.372985113</dc:date>
    <meta:editing-duration>PT48M17S</meta:editing-duration>
    <meta:editing-cycles>35</meta:editing-cycles>
    <meta:document-statistic meta:table-count="1" meta:cell-count="10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4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false" chart:logarithmic="false" chart:minimum="0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2">
      <style:chart-properties chart:symbol-type="none" chart:link-data-style-to-source="true"/>
      <style:graphic-properties draw:stroke="dash" draw:stroke-dash="Dash" svg:stroke-width="0.051cm" svg:stroke-color="#0059ff" svg:stroke-opacity="60%" draw:fill-color="#0059ff" draw:opacity="60%" dr3d:edge-rounding="5%"/>
      <style:text-properties fo:font-size="10pt" style:font-size-asian="10pt" style:font-size-complex="10pt"/>
    </style:style>
    <style:style style:name="ch10" style:family="chart" style:data-style-name="N142">
      <style:chart-properties chart:symbol-type="none" chart:link-data-style-to-source="true"/>
      <style:graphic-properties draw:stroke="dash" draw:stroke-dash="Dash" svg:stroke-width="0.051cm" svg:stroke-color="#ff8000" svg:stroke-opacity="80%" draw:fill-color="#ff8000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15cm" svg:height="9cm" xlink:href=".." xlink:type="simple" chart:class="chart:radar" chart:style-name="ch1">
        <chart:legend chart:legend-position="end" svg:x="8.913cm" svg:y="3.454cm" style:legend-expansion="high" chart:style-name="ch2"/>
        <chart:plot-area chart:style-name="ch3" svg:x="0.256cm" svg:y="0.18cm" svg:width="8.401cm" svg:height="8.64cm">
          <chart:coordinate-region svg:x="1.014cm" svg:y="1.154cm" svg:width="6.693cm" svg:height="6.6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label-cell-address="Sheet1.B1:Sheet1.B1" chart:class="chart:radar">
            <chart:data-point chart:repeated="18"/>
          </chart:series>
          <chart:series chart:style-name="ch8" chart:values-cell-range-address="Sheet1.C2:Sheet1.C19" chart:label-cell-address="Sheet1.C1:Sheet1.C1" chart:class="chart:radar">
            <chart:data-point chart:repeated="18"/>
          </chart:series>
          <chart:series chart:style-name="ch9" chart:values-cell-range-address="Sheet1.D2:Sheet1.D19" chart:label-cell-address="Sheet1.D1:Sheet1.D1" chart:class="chart:radar">
            <chart:data-point chart:repeated="18"/>
          </chart:series>
          <chart:series chart:style-name="ch10" chart:values-cell-range-address="Sheet1.E2:Sheet1.E19" chart:label-cell-address="Sheet1.E1:Sheet1.E1" chart:class="chart:rad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Sheet1.B1:Sheet1.B1</svg:desc>
                </draw:g>
              </table:table-cell>
              <table:table-cell office:value-type="string">
                <text:p>RIGHT</text:p>
                <draw:g>
                  <svg:desc>Sheet1.C1:Sheet1.C1</svg:desc>
                </draw:g>
              </table:table-cell>
              <table:table-cell office:value-type="string">
                <text:p>Avg LEFT</text:p>
                <draw:g>
                  <svg:desc>Sheet1.D1:Sheet1.D1</svg:desc>
                </draw:g>
              </table:table-cell>
              <table:table-cell office:value-type="string">
                <text:p>Avg RIGH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7197494901582">
                <text:p>81.7197494901582</text:p>
                <draw:g>
                  <svg:desc>Sheet1.B2:Sheet1.B19</svg:desc>
                </draw:g>
              </table:table-cell>
              <table:table-cell office:value-type="float" office:value="115.48033360158">
                <text:p>115.48033360158</text:p>
                <draw:g>
                  <svg:desc>Sheet1.C2:Sheet1.C19</svg:desc>
                </draw:g>
              </table:table-cell>
              <table:table-cell office:value-type="float" office:value="78.6315611883397">
                <text:p>78.6315611883397</text:p>
                <draw:g>
                  <svg:desc>Sheet1.D2:Sheet1.D19</svg:desc>
                </draw:g>
              </table:table-cell>
              <table:table-cell office:value-type="float" office:value="126.771501299858">
                <text:p>126.771501299858</text:p>
                <draw:g>
                  <svg:desc>Sheet1.E2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.8679969058285">
                <text:p>73.8679969058285</text:p>
              </table:table-cell>
              <table:table-cell office:value-type="float" office:value="129.477482257838">
                <text:p>129.477482257838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8786165172896">
                <text:p>81.8786165172896</text:p>
              </table:table-cell>
              <table:table-cell office:value-type="float" office:value="144.985347081295">
                <text:p>144.985347081295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.8009153158538">
                <text:p>86.8009153158538</text:p>
              </table:table-cell>
              <table:table-cell office:value-type="float" office:value="116.915429560208">
                <text:p>116.915429560208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5001970405882">
                <text:p>88.5001970405882</text:p>
              </table:table-cell>
              <table:table-cell office:value-type="float" office:value="142.161244499903">
                <text:p>142.161244499903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4033417978445">
                <text:p>80.4033417978445</text:p>
              </table:table-cell>
              <table:table-cell office:value-type="float" office:value="123.031451195923">
                <text:p>123.031451195923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.8648740336017">
                <text:p>75.8648740336017</text:p>
              </table:table-cell>
              <table:table-cell office:value-type="float" office:value="116.430650787859">
                <text:p>116.430650787859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6976333149039">
                <text:p>70.6976333149039</text:p>
              </table:table-cell>
              <table:table-cell office:value-type="float" office:value="132.491465617499">
                <text:p>132.491465617499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1092608446727">
                <text:p>75.1092608446727</text:p>
              </table:table-cell>
              <table:table-cell office:value-type="float" office:value="126.418310475299">
                <text:p>126.418310475299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.7853306091135">
                <text:p>80.7853306091135</text:p>
              </table:table-cell>
              <table:table-cell office:value-type="float" office:value="123.625402107939">
                <text:p>123.625402107939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.3304418004989">
                <text:p>88.3304418004989</text:p>
              </table:table-cell>
              <table:table-cell office:value-type="float" office:value="132.152870212607">
                <text:p>132.152870212607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4774511588841">
                <text:p>79.4774511588841</text:p>
              </table:table-cell>
              <table:table-cell office:value-type="float" office:value="117.659205751714">
                <text:p>117.659205751714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2560463873797">
                <text:p>70.2560463873797</text:p>
              </table:table-cell>
              <table:table-cell office:value-type="float" office:value="121.424807352494">
                <text:p>121.424807352494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.1768264918154">
                <text:p>84.1768264918154</text:p>
              </table:table-cell>
              <table:table-cell office:value-type="float" office:value="118.017638556109">
                <text:p>118.017638556109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7092574821853">
                <text:p>71.7092574821853</text:p>
              </table:table-cell>
              <table:table-cell office:value-type="float" office:value="124.126429296439">
                <text:p>124.126429296439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0230692138752">
                <text:p>75.0230692138752</text:p>
              </table:table-cell>
              <table:table-cell office:value-type="float" office:value="135.714113203326">
                <text:p>135.714113203326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9569933436184">
                <text:p>72.9569933436184</text:p>
              </table:table-cell>
              <table:table-cell office:value-type="float" office:value="120">
                <text:p>120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100996420032">
                <text:p>77.8100996420032</text:p>
              </table:table-cell>
              <table:table-cell office:value-type="float" office:value="141.77484183941">
                <text:p>141.77484183941</text:p>
              </table:table-cell>
              <table:table-cell office:value-type="float" office:value="78.6315611883397">
                <text:p>78.6315611883397</text:p>
              </table:table-cell>
              <table:table-cell office:value-type="float" office:value="126.771501299858">
                <text:p>126.7715012998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ash" draw:style="rect" draw:dots1="1" draw:dots1-length="300%" draw:distance="100%"/>
  </office:styles>
</office:document-styles>
</file>